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0.05pt dotted #000000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SubTitle">
      <style:text-properties style:use-window-font-color="true"/>
    </style:style>
    <style:style style:name="P23" style:family="paragraph" style:parent-style-name="Ttire_5f_bordures_5f_haut_5f_bas">
      <style:text-properties fo:font-size="11pt" style:font-size-asian="11pt" style:font-size-complex="11pt"/>
    </style:style>
    <style:style style:name="P24" style:family="paragraph" style:parent-style-name="Standard" style:master-page-name="">
      <style:paragraph-properties style:page-number="auto" fo:break-before="auto" fo:break-after="auto"/>
      <style:text-properties style:use-window-font-color="true"/>
    </style:style>
    <style:style style:name="P25" style:family="paragraph" style:parent-style-name="Standard">
      <style:text-properties style:use-window-font-color="true" fo:font-style="normal" style:font-style-asian="normal" style:font-style-complex="normal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underline-style="none" fo:font-weight="bold" style:font-weight-asian="bold" style:font-weight-complex="bold"/>
    </style:style>
    <style:style style:name="T6" style:family="text">
      <style:text-properties style:use-window-font-color="true" style:text-underline-style="none" fo:font-weight="normal" style:font-weight-asian="normal" style:font-weight-complex="normal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0714368" text:id="ct160714368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61059248" text:id="ct161059248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60719544" text:id="ct160719544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60715304" text:id="ct16071530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60676248" text:id="ct160676248">
          <text:insertion>
            <office:change-info>
              <dc:creator>Gauthier Bastien</dc:creator>
              <dc:date>2013-04-29T14:58:00</dc:date>
            </office:change-info>
          </text:insertion>
        </text:changed-region>
        <text:changed-region xml:id="ct160679312" text:id="ct160679312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60715776" text:id="ct160715776">
          <text:insertion>
            <office:change-info>
              <dc:creator>Gauthier Bastien</dc:creator>
              <dc:date>2013-04-29T17:09:00</dc:date>
            </office:change-info>
          </text:insertion>
        </text:changed-region>
        <text:changed-region xml:id="ct160699384" text:id="ct16069938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2321400" text:id="ct172321400">
          <text:insertion>
            <office:change-info>
              <dc:creator>Gauthier Bastien</dc:creator>
              <dc:date>2013-04-29T17:32:00</dc:date>
            </office:change-info>
          </text:insertion>
        </text:changed-region>
        <text:changed-region xml:id="ct160660848" text:id="ct16066084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60679448" text:id="ct16067944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60717688" text:id="ct16071768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60661736" text:id="ct160661736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EGE COMMUNAL</text:p>
          </table:table-cell>
        </table:table-row>
      </table:table>
      <text:p text:style-name="P2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60714368"/>self.Title()<text:change-end text:change-id="ct160714368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adapted().getStrikedAssembly())</text:p></office:annotation><text:change text:change-id="ct161059248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InOrder(uids=itemUids)</text:p></office:annotation><text:change-start text:change-id="ct160719544"/>item.getItemNumber(relativeTo='meeting')<text:change-end text:change-id="ct160719544"/>. <text:change-start text:change-id="ct160715304"/>item.Title()<text:change-end text:change-id="ct160715304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7"><text:span text:style-name="T12">do text</text:span></text:p><text:p text:style-name="P27"><text:span text:style-name="T12">from xhtml(item.adapted()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cision())</text:p><text:p/></office:annotation>Projet de décision</text:p>
        <text:p text:style-name="P7"/>
        <text:p text:style-name="P7"><text:span text:style-name="T4">Nombre d'annexe :</text:span><text:span text:style-name="T10"> </text:span><text:change-start text:change-id="ct160676248"/><text:span text:style-name="T11">len(item.getAnnexesToPrint())</text:span><text:change-end text:change-id="ct160676248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7"><text:span text:style-name="T13">do table- for annex in item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0"><text:change-start text:change-id="ct160679312"/>annex['title']<text:change-end text:change-id="ct160679312"/> (Point n°<text:change-start text:change-id="ct160715776"/>item.getItemNumber()<text:change-end text:change-id="ct160715776"/>, Annexe <text:change-start text:change-id="ct160699384"/>annex['number']<text:change-end text:change-id="ct160699384"/>/<text:change-start text:change-id="ct172321400"/><text:span text:style-name="T9">len(item.getAnnexesToPrint())</text:span><text:change-end text:change-id="ct172321400"/>, page <text:change-start text:change-id="ct160660848"/>image['number']<text:change-end text:change-id="ct160660848"/>/<text:change-start text:change-id="ct160679448"/>annex['number_of_images']<text:change-end text:change-id="ct160679448"/>)</text:p>
                    <text:p text:style-name="Table_20_Contents"><office:annotation><dc:creator>Gauthier Bastien</dc:creator><dc:date>2013-04-29T14:46:49</dc:date><text:p text:style-name="P27"><text:span text:style-name="T13">do table for image in annex['images']</text:span></text:p></office:annotation><office:annotation><dc:creator>Gauthier Bastien</dc:creator><dc:date>2013-04-29T14:55:47</dc:date><text:p text:style-name="P27"><text:span text:style-name="T13">do text</text:span></text:p><text:p text:style-name="P27"><text:span text:style-name="T13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4"><text:soft-page-break/></text:p>
      </text:section>
      <text:section text:style-name="Sect1" text:name="LateItems">
        <text:p text:style-name="P13"/>
        <text:p text:style-name="P22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InOrder(late=True, uids=itemUids)</text:p></office:annotation><text:change-start text:change-id="ct160717688"/>item.getItemNumber(relativeTo='meeting')<text:change-end text:change-id="ct160717688"/>. <text:change-start text:change-id="ct160661736"/>item.Title()<text:change-end text:change-id="ct160661736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7"><text:span text:style-name="T12">do text</text:span></text:p><text:p text:style-name="P27"><text:span text:style-name="T12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cis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3</text:page-number></text:span><text:span text:style-name="MT3"> / </text:span><text:span text:style-name="MT2"><text:page-count style:num-format="1">3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00</meta:editing-cycles>
    <meta:editing-duration>PT1H33M39S</meta:editing-duration>
    <meta:initial-creator>Gauthier Bastien</meta:initial-creator>
    <dc:date>2013-04-29T17:34:25</dc:date>
    <dc:creator>Gauthier Bastien</dc:creator>
    <meta:document-statistic meta:table-count="6" meta:image-count="0" meta:object-count="0" meta:page-count="3" meta:paragraph-count="21" meta:word-count="69" meta:character-count="559" meta:non-whitespace-character-count="519"/>
    <meta:user-defined meta:name="Info 1"/>
    <meta:user-defined meta:name="Info 2"/>
    <meta:user-defined meta:name="Info 3"/>
    <meta:user-defined meta:name="Info 4"/>
  </office:meta>
</office:document-meta>
</file>